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4.58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85cm" svg:height="1.193cm" svg:x="11.622cm" svg:y="10.111cm">
          <draw:text-box>
            <text:p><text:author-name text:fixed="false" text:display="sender-lastname">Cradle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count>1</text:page-count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count>1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count>1</text:page-count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2:35:08.073374969</meta:creation-date>
    <dc:date>2016-02-26T17:17:29.977306925</dc:date>
    <dc:creator>Louisa Cradle</dc:creator>
    <meta:editing-duration>PT16M28S</meta:editing-duration>
    <meta:editing-cycles>68</meta:editing-cycles>
    <meta:generator>LibreOfficeDev/5.2.0.0.alpha0$Linux_X86_64 LibreOffice_project/0215632a4d71079f5a6d2b39e1f08947aa9789bc</meta:generator>
    <meta:document-statistic meta:object-count="24"/>
  </office:meta>
</office:document-meta>
</file>